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3b63" officeooo:paragraph-rsid="000a3b63"/>
    </style:style>
    <style:style style:name="P2" style:family="paragraph" style:parent-style-name="Standard">
      <style:text-properties officeooo:rsid="000a3b63" officeooo:paragraph-rsid="000b0f08"/>
    </style:style>
    <style:style style:name="P3" style:family="paragraph" style:parent-style-name="Standard">
      <style:text-properties officeooo:rsid="000d1f99" officeooo:paragraph-rsid="000d1f99"/>
    </style:style>
    <style:style style:name="P4" style:family="paragraph" style:parent-style-name="Standard">
      <style:text-properties officeooo:rsid="000d1f99" officeooo:paragraph-rsid="000f3af1"/>
    </style:style>
    <style:style style:name="P5" style:family="paragraph" style:parent-style-name="Standard">
      <style:paragraph-properties fo:break-before="page"/>
      <style:text-properties officeooo:rsid="000a3b63" officeooo:paragraph-rsid="000a3b63"/>
    </style:style>
    <style:style style:name="T1" style:family="text">
      <style:text-properties officeooo:rsid="000a52dd"/>
    </style:style>
    <style:style style:name="T2" style:family="text">
      <style:text-properties officeooo:rsid="000b0f08"/>
    </style:style>
    <style:style style:name="T3" style:family="text">
      <style:text-properties officeooo:rsid="000f17ac"/>
    </style:style>
    <style:style style:name="T4" style:family="text">
      <style:text-properties officeooo:rsid="000f3a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212 #1-33; </text:p>
      <text:p text:style-name="P1">1) Describe in your own words how chance and uncertainty affect you in your life. List some synonyms that we use in every day life for the word probability?</text:p>
      <text:p text:style-name="P1"><text:tab/>The weather forecast have a chance of rain for the following days. When we play the lottery thres a probability there. <text:s/>Theres a 5 in 7 chance that any given day I have to work. Other words for probability include odds, chance, likelyhood</text:p>
      <text:p text:style-name="P1">3) give 3 examples from your own life of experiments, a) for each experiment what are some of the outcomes. b) describe the sample space c) describe how total law applies to the sample</text:p>
      <text:p text:style-name="P1"><text:tab/><text:span text:style-name="T1">We built a raised bed garden, after 6 weeks some of he plants lived, some died when can infer from our experience that using the same soil and techniques we used the probability for any raised bed grow a number of plants. a) the plant lived, the plant died. b) <text:s/>our raised bed c) either aall live, or all die or somewhere in between. 0-1</text:span></text:p>
      <text:p text:style-name="P1">5<text:span text:style-name="T1">)What assumption do we need to make to use the classical method?</text:span></text:p>
      <text:p text:style-name="P1"><text:tab/><text:span text:style-name="T1">All outcomes are equally likely</text:span></text:p>
      <text:p text:style-name="P1">7<text:span text:style-name="T1">) If we can't use either the classical method or the relative frequency method, explain how we go about using the sujective method?</text:span></text:p>
      <text:p text:style-name="P1"><text:tab/><text:span text:style-name="T1">Trying to find an expert that can tell you more information on the likelyhood of certain events</text:span></text:p>
      <text:p text:style-name="P1">9<text:span text:style-name="T1">) How would you find te probability that a randomly chosen student at your college likes hip-hop music? What method would you use?</text:span></text:p>
      <text:p text:style-name="P1"><text:tab/><text:span text:style-name="T2">Relative frequency mehtod because I don't want to poll everyone. And I'hd use a random sample based on IDs or something. I'd count the number of people that do and divide by total sample and inferthe characteristic of the entire college</text:span></text:p>
      <text:p text:style-name="P1"/>
      <text:p text:style-name="P1"><text:tab/><text:span text:style-name="T2">Why is not not a probability model?</text:span></text:p>
      <text:p text:style-name="P1">11<text:span text:style-name="T2">) not a probability model because a probability of 1.5 is no allowed. Also both of these don't add to 1.</text:span></text:p>
      <text:p text:style-name="P1">13<text:span text:style-name="T2">)Not a model because prob don't add to 1</text:span></text:p>
      <text:p text:style-name="P1">15 <text:span text:style-name="T2">is a probability model</text:span></text:p>
      <text:p text:style-name="P1"/>
      <text:p text:style-name="P1"><text:tab/><text:span text:style-name="T2">find the following probabilities</text:span></text:p>
      <text:p text:style-name="P1">17<text:span text:style-name="T2">) 4/52</text:span></text:p>
      <text:p text:style-name="P1">19<text:span text:style-name="T2">) 1/52</text:span></text:p>
      <text:p text:style-name="P1"/>
      <text:p text:style-name="P1"><text:tab/><text:span text:style-name="T2">find the following probabilities</text:span></text:p>
      <text:p text:style-name="P1">21<text:span text:style-name="T2">) 3 = 1/6</text:span></text:p>
      <text:p text:style-name="P1">23<text:span text:style-name="T2">) &gt;3 = 1/2</text:span></text:p>
      <text:p text:style-name="P1">25<text:span text:style-name="T2">) 3 or 5 = 1/3</text:span></text:p>
      <text:p text:style-name="P1"/>
      <text:p text:style-name="P2">27<text:span text:style-name="T2">for 21-26,was the probability ou found for an event or an outcome?</text:span><text:tab/></text:p>
      <text:p text:style-name="P2"><text:tab/><text:span text:style-name="T2">21) outcome 23) event 25) event4555</text:span></text:p>
      <text:p text:style-name="P1">29<text:span text:style-name="T2">) tree</text:span></text:p>
      <text:p text:style-name="P2"><text:tab/><text:span text:style-name="T2">(1,1) (1,2) (1,3) (1,4) (1,5) (1,6)</text:span></text:p>
      <text:p text:style-name="P2"><text:span text:style-name="T2"><text:tab/>(2,1) (2,2) (2,3) (2,4) (2,5) (2,6) </text:span></text:p>
      <text:p text:style-name="P1">31<text:span text:style-name="T2">) p=0 even 9/36</text:span></text:p>
      <text:p text:style-name="P1">33<text:span text:style-name="T2">) p=2 even 9/36</text:span></text:p>
      <text:p text:style-name="P1"/>
      <text:p text:style-name="P5">P.222 #1-31; </text:p>
      <text:p text:style-name="P3">1) what it means for two events to ben mutually exclusive</text:p>
      <text:p text:style-name="P3"><text:tab/>when the two events cannot overlap. Evens vs. odds. Tails vs. head. Pass vs. fail</text:p>
      <text:p text:style-name="P3">3) Describe the union of two mutually exclusive events.</text:p>
      <text:p text:style-name="P3"><text:tab/>The combination of the probability of A and B</text:p>
      <text:p text:style-name="P3">5) If we choose a student at random from your college or university, is it more likely that we choose a male or a male football player? Why?</text:p>
      <text:p text:style-name="P3"><text:tab/>The population of male football players is a small subset of the male population</text:p>
      <text:p text:style-name="P3">7) <text:span text:style-name="T3">sbserving a number that is not 4 is 5/6</text:span></text:p>
      <text:p text:style-name="P3">9) <text:span text:style-name="T3">complement of E whwere E:{2,4,6}1/2</text:span></text:p>
      <text:p text:style-name="P3">11) <text:span text:style-name="T3">complement of E1/2</text:span></text:p>
      <text:p text:style-name="P3">13) <text:span text:style-name="T4">KUR = KKKK Rx12 because the red king was already included</text:span></text:p>
      <text:p text:style-name="P3">15) <text:span text:style-name="T4">RUH = Rx26 + 0 because all hearts were already included in R</text:span></text:p>
      <text:p text:style-name="P3">17) <text:span text:style-name="T4">KintersectH = 1</text:span></text:p>
      <text:p text:style-name="P3">19) <text:span text:style-name="T4">16/52 = 4/13</text:span></text:p>
      <text:p text:style-name="P3">21) <text:span text:style-name="T4">1/2</text:span></text:p>
      <text:p text:style-name="P3">23) <text:span text:style-name="T4">1/52</text:span></text:p>
      <text:p text:style-name="P3">25) male 23952/52817</text:p>
      <text:p text:style-name="P3">27) male and average 7274/52817</text:p>
      <text:p text:style-name="P3">29) very atractive<text:span text:style-name="T4">4528</text:span>/52817</text:p>
      <text:p text:style-name="P4">31) male and very attractive 1415/52817</text:p>
      <text:p text:style-name="P1"/>
      <text:p text:style-name="P5">P.238 #1-27; </text:p>
      <text:p text:style-name="P5">P.252 #1-65; </text:p>
      <text:p text:style-name="P5">P.270 #1-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tto </meta:initial-creator>
    <meta:creation-date>2016-05-06T14:17:54.484029533</meta:creation-date>
    <dc:date>2016-05-06T15:52:43.179349598</dc:date>
    <dc:creator>otto </dc:creator>
    <meta:editing-duration>PT14M23S</meta:editing-duration>
    <meta:editing-cycles>2</meta:editing-cycles>
    <meta:generator>LibreOffice/4.2.8.2$Linux_X86_64 LibreOffice_project/420m0$Build-2</meta:generator>
    <meta:document-statistic meta:table-count="0" meta:image-count="0" meta:object-count="0" meta:page-count="5" meta:paragraph-count="52" meta:word-count="571" meta:character-count="3079" meta:non-whitespace-character-count="2538"/>
  </office:meta>
</office:document-meta>
</file>